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e2dc1"/>
    </style:style>
    <style:style style:name="P2" style:family="paragraph" style:parent-style-name="Standard">
      <style:text-properties officeooo:paragraph-rsid="000fb54c"/>
    </style:style>
    <style:style style:name="P3" style:family="paragraph" style:parent-style-name="Standard">
      <style:text-properties officeooo:paragraph-rsid="00114f61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4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ulo del Proyecto: Sun4all</text:span></text:p>
      <text:p text:style-name="P1"><text:span text:style-name="T1">Lista de requisitos funcionales y no funcionales:</text:span></text:p>
      <text:p text:style-name="P1"><text:span text:style-name="T1">* El proyecto se desarrolla para la plataforma </text:span><text:span text:style-name="T2">Android</text:span></text:p>
      <text:p text:style-name="P1"><text:span text:style-name="T1">* Versa sobre encontrar manchas solares e</text:span><text:span text:style-name="T2">n fotos del sol</text:span></text:p>
      <text:p text:style-name="P1"><text:span text:style-name="T2">* El proyecto deberá ser similar al de la pagina web de socientize.sun4all</text:span></text:p>
      <text:p text:style-name="P2"><text:span text:style-name="T2">Presupuesto detallado: </text:span></text:p>
      <text:p text:style-name="P2"><text:span text:style-name="T2">* mano de obra 8€/hora-&gt;proyecto de unas 150Horas-&gt;1200€</text:span></text:p>
      <text:p text:style-name="P2"><text:span text:style-name="T2">* Consumo luz</text:span></text:p>
      <text:p text:style-name="P2"><text:span text:style-name="T2">* </text:span></text:p>
      <text:p text:style-name="P2"><text:span text:style-name="T2">Planificación temporal de tareas con un Diagrama de Gantt:</text:span></text:p>
      <text:p text:style-name="P2"><text:span text:style-name="T2"/></text:p>
      <text:p text:style-name="P3"><text:span text:style-name="T3">Especificaciones técnicas del proy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4</meta:editing-cycles>
    <meta:creation-date>2008-08-22T11:41:04</meta:creation-date>
    <dc:date>2014-10-23T15:05:01</dc:date>
    <meta:editing-duration>PT7M44S</meta:editing-duration>
    <meta:document-statistic meta:table-count="0" meta:image-count="0" meta:object-count="0" meta:page-count="1" meta:paragraph-count="11" meta:word-count="70" meta:character-count="451" meta:non-whitespace-character-count="390"/>
  </office:meta>
</office:document-meta>
</file>